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2A100002C0000001BEC3D0B39A0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F36" table:end-x="2.232cm" table:end-y="0.374cm" draw:z-index="0" svg:width="11.263cm" svg:height="7.147cm" svg:x="0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  <table:table-cell>
            <draw:frame table:end-cell-address="Sheet1.L36" table:end-x="2.231cm" table:end-y="0.374cm" draw:z-index="1" draw:name="Graphics 1" draw:style-name="gr1" draw:text-style-name="P1" svg:width="11.263cm" svg:height="7.147cm" svg:x="0cm" svg:y="0cm">
              <draw:image xlink:href="Pictures/200002A100002C0000001BEC3D0B39A0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45:36</dc:date>
    <dc:language>en-US</dc:language>
    <meta:editing-cycles>4</meta:editing-cycles>
    <meta:editing-duration>PT9M1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3.3000001907349pt" style:font-family-asian="'Andale Sans UI'" style:font-pitch-asian="variable" style:font-size-asian="13.3000001907349pt" style:font-family-complex="Tahoma" style:font-pitch-complex="variable" style:font-size-complex="13.3000001907349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9.19999980926514pt" style:font-family-asian="'Andale Sans UI'" style:font-pitch-asian="variable" style:font-size-asian="9.19999980926514pt" style:font-family-complex="Tahoma" style:font-pitch-complex="variable" style:font-size-complex="9.19999980926514pt"/>
    </style:style>
    <style:style style:name="ch7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2500" chart:maximum="35000" chart:origin="2500" chart:interval-major="25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1.264cm" svg:height="7.148cm" chart:class="chart:scatter" chart:style-name="ch1">
        <chart:title svg:x="3.44cm" svg:y="0.142cm" chart:style-name="ch2">
          <text:p>xy_Chart_Lines_only</text:p>
        </chart:title>
        <chart:legend chart:legend-position="end" svg:x="9.615cm" svg:y="3.063cm" chart:style-name="ch3"/>
        <chart:plot-area chart:style-name="ch4" table:cell-range-address="Sheet1.$B$4:.$F$16" chart:data-source-has-labels="both" chart:table-number-list="0" svg:x="0.224cm" svg:y="0.947cm" svg:width="8.944cm" svg:height="6.059cm">
          <chart:axis chart:dimension="x" chart:name="primary-x" chart:style-name="ch5">
            <chart:title svg:x="5.181cm" svg:y="6.627cm" chart:style-name="ch6">
              <text:p>Hamburg</text:p>
            </chart:title>
            <chart:categories table:cell-range-address="local-table.A2:.A13"/>
          </chart:axis>
          <chart:axis chart:dimension="y" chart:name="primary-y" chart:style-name="ch7">
            <chart:title svg:x="0.224cm" svg:y="4.161cm" chart:style-name="ch6">
              <text:p>Y axis title</text:p>
            </chart:title>
            <chart:grid chart:class="major"/>
          </chart:axis>
          <chart:series chart:style-name="ch8">
            <chart:domain/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